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9.297cm" fo:margin-left="1.203cm" fo:margin-right="6.498cm" table:align="margins"/>
    </style:style>
    <style:style style:name="Tabelle1.A" style:family="table-column">
      <style:table-column-properties style:column-width="1.644cm" style:rel-column-width="11587*"/>
    </style:style>
    <style:style style:name="Tabelle1.B" style:family="table-column">
      <style:table-column-properties style:column-width="1.418cm" style:rel-column-width="9996*"/>
    </style:style>
    <style:style style:name="Tabelle1.D" style:family="table-column">
      <style:table-column-properties style:column-width="1.247cm" style:rel-column-width="8790*"/>
    </style:style>
    <style:style style:name="Tabelle1.E" style:family="table-column">
      <style:table-column-properties style:column-width="1.559cm" style:rel-column-width="10990*"/>
    </style:style>
    <style:style style:name="Tabelle1.F" style:family="table-column">
      <style:table-column-properties style:column-width="1.785cm" style:rel-column-width="1258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099f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4"><text:a xlink:type="simple" xlink:href="#__RefHeading__5664_461211759" text:style-name="Internet_20_link" text:visited-style-name="Internet_20_link">1. </text:a>Übungen: Grundlagen Struktogramme<text:tab/>1</text:p>
          <text:p text:style-name="P5"><text:a xlink:type="simple" xlink:href="#__RefHeading__5666_461211759" text:style-name="Internet_20_link" text:visited-style-name="Internet_20_link">1.1. </text:a>Fragen: Pseudocode lesen können<text:tab/>1</text:p>
          <text:p text:style-name="P6"><text:a xlink:type="simple" xlink:href="#__RefHeading__5668_461211759" text:style-name="Internet_20_link" text:visited-style-name="Internet_20_link">1.1.1. </text:a>Was gibt der folg. Algorithmus aus?<text:tab/>1</text:p>
          <text:p text:style-name="P6"><text:a xlink:type="simple" xlink:href="#__RefHeading__5670_461211759" text:style-name="Internet_20_link" text:visited-style-name="Internet_20_link">1.1.2. </text:a>Was gibt der folg. Algorithmus aus?<text:tab/>2</text:p>
          <text:p text:style-name="P6"><text:a xlink:type="simple" xlink:href="#__RefHeading__5672_461211759" text:style-name="Internet_20_link" text:visited-style-name="Internet_20_link">1.1.3. </text:a>Was gibt der folg. Algorithmus aus (für m=2 und n= 3)<text:tab/>2</text:p>
          <text:p text:style-name="P5"><text:a xlink:type="simple" xlink:href="#__RefHeading__5674_461211759" text:style-name="Internet_20_link" text:visited-style-name="Internet_20_link">1.2. </text:a>Aufgaben: Struktogramme erstellen können<text:tab/>3</text:p>
          <text:p text:style-name="P6"><text:a xlink:type="simple" xlink:href="#__RefHeading__5676_461211759" text:style-name="Internet_20_link" text:visited-style-name="Internet_20_link">1.2.1. </text:a>Aufgabe: Rechnen<text:tab/>3</text:p>
          <text:p text:style-name="P6"><text:a xlink:type="simple" xlink:href="#__RefHeading__5678_461211759" text:style-name="Internet_20_link" text:visited-style-name="Internet_20_link">1.2.2. </text:a>Aufgabe: Division<text:tab/>3</text:p>
          <text:p text:style-name="P6"><text:a xlink:type="simple" xlink:href="#__RefHeading__5682_461211759" text:style-name="Internet_20_link" text:visited-style-name="Internet_20_link">1.2.3. </text:a>Aufgabe: BMI<text:tab/>3</text:p>
          <text:p text:style-name="P6"><text:a xlink:type="simple" xlink:href="#__RefHeading__5684_461211759" text:style-name="Internet_20_link" text:visited-style-name="Internet_20_link">1.2.4. </text:a>Aufgabe: Spiel21<text:tab/>4</text:p>
          <text:p text:style-name="P6"><text:a xlink:type="simple" xlink:href="#__RefHeading__5686_461211759" text:style-name="Internet_20_link" text:visited-style-name="Internet_20_link">1.2.5. </text:a>Aufgabe: PerfekteZahl<text:tab/>4</text:p>
          <text:p text:style-name="P6"><text:a xlink:type="simple" xlink:href="#__RefHeading__5688_461211759" text:style-name="Internet_20_link" text:visited-style-name="Internet_20_link">1.2.6. </text:a>Aufgabe: Primzahl<text:tab/>4</text:p>
        </text:index-body>
      </text:table-of-content>
      <text:h text:style-name="Heading_20_1" text:outline-level="1" text:restart-numbering="true" text:start-value="-1"><text:bookmark-start text:name="__RefHeading__5664_461211759"/>Übungen: Grundlagen Struktogramme<text:bookmark-end text:name="__RefHeading__5664_461211759"/></text:h>
      <text:h text:style-name="Heading_20_2" text:outline-level="2"><text:bookmark-start text:name="__RefHeading__5666_461211759"/><text:span text:style-name="T3">Fragen</text:span>: Pseudocode lesen können<text:bookmark-end text:name="__RefHeading__5666_461211759"/></text:h>
      <text:p text:style-name="Text_20_body"/>
      <text:h text:style-name="Heading_20_3" text:outline-level="3"><text:bookmark-start text:name="__RefHeading__5668_461211759"/>Was gibt der folg. Algorithmus aus?<text:bookmark-end text:name="__RefHeading__5668_461211759"/></text:h>
      <text:p text:style-name="Standard">{</text:p>
      <text:p text:style-name="Standard"><text:tab/>f= 1;</text:p>
      <text:p text:style-name="Standard"><text:tab/>n= 5;</text:p>
      <text:p text:style-name="Standard"/>
      <text:p text:style-name="Standard"><text:tab/>i=1;</text:p>
      <text:p text:style-name="Standard"><text:tab/>while (i&lt;=n){</text:p>
      <text:p text:style-name="Standard"><text:tab/><text:tab/>f=f*i;</text:p>
      <text:p text:style-name="Standard"><text:tab/><text:tab/>i=i+1; <text:s/>// oder auch das geht i++</text:p>
      <text:p text:style-name="Standard"><text:tab/>}</text:p>
      <text:p text:style-name="Standard"/>
      <text:p text:style-name="Standard"><text:tab/>f ausgeben;</text:p>
      <text:p text:style-name="Standard">}</text:p>
      <text:p text:style-name="Standard"/>
      <text:p text:style-name="Standard"/>
      <text:p text:style-name="Standard"/>
      <text:p text:style-name="Standard">oder statt der while()-Schleife die for()-Schleife</text:p>
      <text:p text:style-name="Standard">{</text:p>
      <text:p text:style-name="Standard"><text:tab/>f= 1;</text:p>
      <text:p text:style-name="Standard"><text:tab/>n= 5;</text:p>
      <text:p text:style-name="Standard"/>
      <text:p text:style-name="Standard"><text:tab/>for (i=1; i&lt;=n; i++) {</text:p>
      <text:p text:style-name="Standard"><text:tab/><text:tab/>f= f * i;</text:p>
      <text:p text:style-name="Standard"><text:tab/>}</text:p>
      <text:p text:style-name="Standard"/>
      <text:p text:style-name="Standard"><text:tab/>f ausgeben;</text:p>
      <text:p text:style-name="Standard">}</text:p>
      <text:p text:style-name="Standard"/>
      <text:p text:style-name="Standard"/>
      <text:p text:style-name="Standard">Antwort:</text:p>
      <text:p text:style-name="Standard">?????????</text:p>
      <text:p text:style-name="P1"/>
      <text:p text:style-name="Standard"/>
      <text:p text:style-name="Standard"/>
      <text:h text:style-name="Heading_20_3" text:outline-level="3"><text:bookmark-start text:name="__RefHeading__5670_461211759"/><text:soft-page-break/>Was gibt der folg. Algorithmus aus?<text:bookmark-end text:name="__RefHeading__5670_461211759"/></text:h>
      <text:p text:style-name="Standard">{</text:p>
      <text:p text:style-name="Standard"><text:tab/>erste= 1;</text:p>
      <text:p text:style-name="Standard"><text:tab/>erste ausgeben;</text:p>
      <text:p text:style-name="Standard"><text:tab/>zweite= 1;</text:p>
      <text:p text:style-name="Standard"><text:tab/>zweite ausgeben;</text:p>
      <text:p text:style-name="Standard"/>
      <text:p text:style-name="Standard"><text:tab/>naechste= erste + zweite;</text:p>
      <text:p text:style-name="Standard"><text:tab/>while (naechste &lt; 100) {</text:p>
      <text:p text:style-name="Standard"><text:tab/><text:tab/>naechste ausgeben;</text:p>
      <text:p text:style-name="Standard"><text:tab/><text:tab/>erste= zweite;</text:p>
      <text:p text:style-name="Standard"><text:tab/><text:tab/>zweite= naechste;</text:p>
      <text:p text:style-name="Standard"><text:tab/><text:tab/>naechste= erste + zweite;</text:p>
      <text:p text:style-name="Standard"><text:tab/>} <text:s text:c="11"/></text:p>
      <text:p text:style-name="Standard">}</text:p>
      <text:p text:style-name="Standard"/>
      <text:p text:style-name="Standard">Antwort:</text:p>
      <text:p text:style-name="P1">?????????????</text:p>
      <text:p text:style-name="P1"/>
      <text:h text:style-name="Heading_20_3" text:outline-level="3"><text:bookmark-start text:name="__RefHeading__5672_461211759"/>Was gibt der folg. Algorithmus aus (für m=2 und n= 3)<text:bookmark-end text:name="__RefHeading__5672_461211759"/></text:h>
      <text:p text:style-name="Standard">{</text:p>
      <text:p text:style-name="Standard"><text:tab/>m=2;</text:p>
      <text:p text:style-name="Standard"><text:tab/>n= 3;</text:p>
      <text:p text:style-name="Standard"/>
      <text:p text:style-name="Standard"><text:tab/>i= 1;</text:p>
      <text:p text:style-name="Standard"><text:tab/>j= m;</text:p>
      <text:p text:style-name="Standard"><text:tab/>while (i != n) {</text:p>
      <text:p text:style-name="Standard"><text:tab/><text:tab/>i= i + 1;</text:p>
      <text:p text:style-name="Standard"><text:tab/><text:tab/>j= j * m;</text:p>
      <text:p text:style-name="Standard"><text:tab/>}</text:p>
      <text:p text:style-name="Standard"/>
      <text:p text:style-name="Standard"><text:tab/>j ausgeben</text:p>
      <text:p text:style-name="Standard">}</text:p>
      <text:p text:style-name="Standard"/>
      <text:p text:style-name="P1">Anwort: füllen Sie folg. Tabelle aus</text:p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i</text:p>
          </table:table-cell>
          <table:table-cell table:style-name="Tabelle1.A1" office:value-type="string">
            <text:p text:style-name="P2">j</text:p>
          </table:table-cell>
          <table:table-cell table:style-name="Tabelle1.A1" office:value-type="string">
            <text:p text:style-name="P2">m</text:p>
          </table:table-cell>
          <table:table-cell table:style-name="Tabelle1.A1" office:value-type="string">
            <text:p text:style-name="P2">n</text:p>
          </table:table-cell>
          <table:table-cell table:style-name="Tabelle1.F1" office:value-type="string">
            <text:p text:style-name="P2">i != n</text:p>
          </table:table-cell>
        </table:table-row>
        <table:table-row>
          <table:table-cell table:style-name="Tabelle1.A2" office:value-type="string">
            <text:p text:style-name="Table_20_Contents">Schritt1</text:p>
          </table:table-cell>
          <table:table-cell table:style-name="Tabelle1.A2" office:value-type="string">
            <text:p text:style-name="Table_20_Contents">?</text:p>
          </table:table-cell>
          <table:table-cell table:style-name="Tabelle1.A2" office:value-type="string">
            <text:p text:style-name="Table_20_Contents">?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A2" office:value-type="string">
            <text:p text:style-name="Table_20_Contents">?</text:p>
          </table:table-cell>
          <table:table-cell table:style-name="Tabelle1.F17" office:value-type="string">
            <text:p text:style-name="Table_20_Contents">?</text:p>
          </table:table-cell>
        </table:table-row>
        <table:table-row>
          <table:table-cell table:style-name="Tabelle1.A2" office:value-type="string">
            <text:p text:style-name="Table_20_Contents">Schritt2</text:p>
          </table:table-cell>
          <table:table-cell table:style-name="Tabelle1.A2" office:value-type="string">
            <text:p text:style-name="Table_20_Contents">?</text:p>
          </table:table-cell>
          <table:table-cell table:style-name="Tabelle1.A2" office:value-type="string">
            <text:p text:style-name="Table_20_Contents">?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D2" office:value-type="float" office:value="3">
            <text:p text:style-name="Table_20_Contents">3</text:p>
          </table:table-cell>
          <table:table-cell table:style-name="Tabelle1.F17" office:value-type="string">
            <text:p text:style-name="Table_20_Contents">?</text:p>
          </table:table-cell>
        </table:table-row>
        <table:table-row>
          <table:table-cell table:style-name="Tabelle1.A2" office:value-type="string">
            <text:p text:style-name="Table_20_Contents">Schritt3</text:p>
          </table:table-cell>
          <table:table-cell table:style-name="Tabelle1.D2" office:value-type="float" office:value="1">
            <text:p text:style-name="Table_20_Contents">1</text:p>
          </table:table-cell>
          <table:table-cell table:style-name="Tabelle1.A2" office:value-type="string">
            <text:p text:style-name="Table_20_Contents">?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D2" office:value-type="float" office:value="3">
            <text:p text:style-name="Table_20_Contents">3</text:p>
          </table:table-cell>
          <table:table-cell table:style-name="Tabelle1.F17" office:value-type="string">
            <text:p text:style-name="Table_20_Contents">?</text:p>
          </table:table-cell>
        </table:table-row>
        <table:table-row>
          <table:table-cell table:style-name="Tabelle1.A2" office:value-type="string">
            <text:p text:style-name="Table_20_Contents">Schritt4</text:p>
          </table:table-cell>
          <table:table-cell table:style-name="Tabelle1.D2" office:value-type="float" office:value="1">
            <text:p text:style-name="Table_20_Contents">1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D2" office:value-type="float" office:value="3">
            <text:p text:style-name="Table_20_Contents">3</text:p>
          </table:table-cell>
          <table:table-cell table:style-name="Tabelle1.F17" office:value-type="string">
            <text:p text:style-name="Table_20_Contents">True</text:p>
          </table:table-cell>
        </table:table-row>
        <table:table-row>
          <table:table-cell table:style-name="Tabelle1.A2" office:value-type="string">
            <text:p text:style-name="Table_20_Contents">Schritt5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F17" office:value-type="string">
            <text:p text:style-name="Table_20_Contents">???</text:p>
          </table:table-cell>
        </table:table-row>
        <table:table-row>
          <table:table-cell table:style-name="Tabelle1.A2" office:value-type="string">
            <text:p text:style-name="Table_20_Contents">Schritt6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F17" office:value-type="string">
            <text:p text:style-name="Table_20_Contents">???</text:p>
          </table:table-cell>
        </table:table-row>
        <table:table-row>
          <table:table-cell table:style-name="Tabelle1.A2" office:value-type="string">
            <text:p text:style-name="Table_20_Contents">….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</table:table>
      <text:p text:style-name="P1"/>
      <text:p text:style-name="P1"/>
      <text:p text:style-name="P1">Hinweis: != beudeutet ungleich</text:p>
      <text:p text:style-name="P1"/>
      <text:p text:style-name="P1">Ausgabe:</text:p>
      <text:p text:style-name="P1">Das Programm berechnet ??????????</text:p>
      <text:p text:style-name="P1"/>
      <text:p text:style-name="P1"/>
      <text:p text:style-name="P1">Frage:</text:p>
      <text:p text:style-name="Standard">Was geschieht, wenn n = 0 ?</text:p>
      <text:p text:style-name="P1">???????????????</text:p>
      <text:p text:style-name="P1"/>
      <text:p text:style-name="P1"/>
      <text:h text:style-name="Heading_20_2" text:outline-level="2"><text:bookmark-start text:name="__RefHeading__5674_461211759"/><text:span text:style-name="T3">Aufgaben</text:span>: Struktogramme erstellen können<text:bookmark-end text:name="__RefHeading__5674_461211759"/></text:h>
      <text:h text:style-name="Heading_20_3" text:outline-level="3"><text:bookmark-start text:name="__RefHeading__5676_461211759"/>Aufgabe: Rechnen<text:bookmark-end text:name="__RefHeading__5676_461211759"/></text:h>
      <text:p text:style-name="Standard"><text:bookmark-start text:name="__DdeLink__768_1896169083"/>Schreiben Sie ein Struktogramm, welches Sie </text:p>
      <text:list xml:id="list7239469749172666936" text:style-name="L1">
        <text:list-item>
          <text:p text:style-name="P3">nach drei Zahlen fragt (auch negative Werte sollten erlaubt sein) und dann </text:p>
        </text:list-item>
        <text:list-item>
          <text:p text:style-name="P3">die Summe der drei Zahlen ausgibt. </text:p>
        </text:list-item>
        <text:list-item>
          <text:p text:style-name="P3">Nachdem die Summe ausgegeben wurde, soll </text:p>
        </text:list-item>
        <text:list-item>
          <text:p text:style-name="P3">nach einer neuen Zahl gefragt werden, </text:p>
        </text:list-item>
        <text:list-item>
          <text:p text:style-name="P3">mit der die Summe dann multipliziert wird. </text:p>
        </text:list-item>
        <text:list-item>
          <text:p text:style-name="P3">Dieses Ergebnis soll ebenfalls ausgegeben werden. <text:bookmark-end text:name="__DdeLink__768_1896169083"/></text:p>
        </text:list-item>
      </text:list>
      <text:p text:style-name="Standard"/>
      <text:h text:style-name="Heading_20_3" text:outline-level="3"><text:bookmark-start text:name="__DdeLink__770_1896169083"/><text:bookmark-start text:name="__RefHeading__5678_461211759"/>Aufgabe: Division<text:bookmark-end text:name="__RefHeading__5678_461211759"/></text:h>
      <text:p text:style-name="Standard">Lesen Sie zwei Werte dwert1 und dwert2 ein.</text:p>
      <text:p text:style-name="Standard"/>
      <text:p text:style-name="Standard">Bei einer Division dwert1/dwert2 darf ja bekanntlich der Divisor dwert2 nicht 0 sein. </text:p>
      <text:p text:style-name="Standard">Stellen Sie sicher, dass die Division immer ausgeführt werden kann, indem Sie im Fall "dwert2 gleich 0" den Divisor auf 1 setzen.</text:p>
      <text:p text:style-name="Standard"/>
      <text:p text:style-name="Standard">Führen Sie die Division durch und geben Sie das Ergebnis aus !</text:p>
      <text:p text:style-name="Standard"><text:bookmark-end text:name="__DdeLink__770_1896169083"/></text:p>
      <text:p text:style-name="Standard"/>
      <text:p text:style-name="Standard"/>
      <text:h text:style-name="Heading_20_3" text:outline-level="3"><text:bookmark-start text:name="__RefHeading__5682_461211759"/>Aufgabe: BMI<text:bookmark-end text:name="__RefHeading__5682_461211759"/></text:h>
      <text:p text:style-name="Standard"><text:bookmark-start text:name="__DdeLink__772_1896169083"/>Der BMI (Body Mass Index) wird heutzutage verwendet, um zu berechnen ob Normalgewicht oder Übergewicht vorliegt. <text:line-break/></text:p>
      <text:p text:style-name="Standard">BMI= Gewicht in Kg / (Körpergrösse in m)<text:span text:style-name="T1">2</text:span></text:p>
      <text:p text:style-name="Standard"/>
      <text:p text:style-name="Standard">Erstellen Sie ein Struktogramm, das das Gewicht und die Körpergrösse einliest und den BMI ausgibt.<text:line-break/><text:line-break/>Anmerkung:</text:p>
      <text:p text:style-name="Standard"><text:a xlink:type="simple" xlink:href="http://www.bleibfit.at/bmi/bmi_rechner.phtml">http://www.bleibfit.at/bmi/bmi_rechner.phtml</text:a></text:p>
      <text:p text:style-name="Standard"/>
      <text:p text:style-name="Standard"><text:soft-page-break/>kritisches Untergewicht: 16,0 und weniger</text:p>
      <text:p text:style-name="Standard">Untergewicht: 16,0 - 19,9</text:p>
      <text:p text:style-name="Standard">Normalgewicht: 20,0 - 24,9</text:p>
      <text:p text:style-name="Standard">Übergewicht: 25,0 - 29,9</text:p>
      <text:p text:style-name="Standard"/>
      <text:p text:style-name="Standard"><text:span text:style-name="T2">Hinweis</text:span>: </text:p>
      <text:p text:style-name="Standard"><text:tab/>zum Vergleichen: &amp;&amp; …. ist das logische UND</text:p>
      <text:p text:style-name="Standard"><text:tab/>zum Vergleichen: || ….. ist das logissche ODER<text:line-break/>Bsp:</text:p>
      <text:p text:style-name="Standard">bmi &gt;= 20.0 &amp;&amp; bmi &lt; 25.0</text:p>
      <text:p text:style-name="Standard"><text:bookmark-end text:name="__DdeLink__772_1896169083"/></text:p>
      <text:p text:style-name="Standard"/>
      <text:p text:style-name="Standard"/>
      <text:h text:style-name="Heading_20_3" text:outline-level="3"><text:bookmark-start text:name="__RefHeading__5684_461211759"/>Aufgabe: Spiel21<text:bookmark-end text:name="__RefHeading__5684_461211759"/></text:h>
      <text:p text:style-name="Standard"><text:bookmark-start text:name="__DdeLink__790_1896169083"/>Es liegen 21 Hölzer am Tisch. </text:p>
      <text:p text:style-name="Standard">2 Spieler nehmen abwechselnd zwischen 1 und 4 <text:s/>Hölzer.</text:p>
      <text:p text:style-name="Standard">Der Spieler, welcher zuletzt Hölzer nimmt, hat verloren!!!!</text:p>
      <text:p text:style-name="Standard"/>
      <text:p text:style-name="Standard">Erstellen Sie ein Struktogramm. Der Computer verwaltet die Anzahl der Hölzer und fragt abwechselnd die beiden Spieler (Spieler1 und Spieler2) <text:bookmark-end text:name="__DdeLink__790_1896169083"/>.</text:p>
      <text:p text:style-name="Standard"/>
      <text:p text:style-name="Standard"/>
      <text:p text:style-name="Standard"/>
      <text:h text:style-name="Heading_20_3" text:outline-level="3"><text:bookmark-start text:name="__RefHeading__5686_461211759"/>Aufgabe: PerfekteZahl<text:bookmark-end text:name="__RefHeading__5686_461211759"/></text:h>
      <text:p text:style-name="Text_20_body">Eine natürliche Zahl n nennt man eine perfekte Zahl, wenn sie gleich der Summe aller echten Teiler ist.</text:p>
      <text:p text:style-name="Text_20_body"/>
      <text:p text:style-name="Text_20_body">Bsp:</text:p>
      <text:p text:style-name="Standard">Sie Summe der echten Teiler von n soll T(n) bezeichnet werden.</text:p>
      <text:p text:style-name="Standard">T(6)= 3+2+1</text:p>
      <text:p text:style-name="Standard">T(28)= 14+7+4+2+1</text:p>
      <text:p text:style-name="Standard"/>
      <text:p text:style-name="Standard">Hinweis:</text:p>
      <text:p text:style-name="Standard">echte Teiler von n werden alle natürlichen Teiler von n einschliesslich 1, aber ohne n bezeichnet.</text:p>
      <text:p text:style-name="Standard"/>
      <text:p text:style-name="Standard">Schreiben Sie ein Struktogramm, das </text:p>
      <text:p text:style-name="Standard">n einliest und </text:p>
      <text:p text:style-name="Standard">ausgibt ob es sich um eine perfekte Zahl handelt oder nicht. </text:p>
      <text:p text:style-name="Standard">Zusätzlich sollen die Teiler und die Summer der Teiler ausgegeben werden.</text:p>
      <text:p text:style-name="Standard"/>
      <text:p text:style-name="Standard"/>
      <text:h text:style-name="Heading_20_3" text:outline-level="3"><text:bookmark-start text:name="__RefHeading__5688_461211759"/>Aufgabe: Primzahl<text:bookmark-end text:name="__RefHeading__5688_461211759"/></text:h>
      <text:p text:style-name="Standard">Lies eine integer Zahl (n) ein. </text:p>
      <text:p text:style-name="Standard">Das Programm soll nur eine positive Zahl größer gleich 2 zulassen. </text:p>
      <text:p text:style-name="Standard">Gib aus, ob es sich um eine Primzahl handelt.</text:p>
      <text:p text:style-name="Standard"/>
      <text:p text:style-name="Standard">Gegeben ist folgender Programmablaufplan für einen Primzahltest:</text:p>
      <text:p text:style-name="Standard">Wir testen zunächst, ob die Testzahl gerade ist und </text:p>
      <text:p text:style-name="Standard">prüfen dann alle ungeraden Zahlen (&gt;2) bis zur Testzahl (n) als mögliche Teiler (t). </text:p>
      <text:p text:style-name="Standard">Damit ließe sich der Primzahltest nun wie folgt beschreiben: </text:p>
      <text:p text:style-name="Standard"><text:soft-page-break/></text:p>
      <text:p text:style-name="Standard">* Einlesen der Testzahl n. </text:p>
      <text:p text:style-name="Standard">* Wenn n den Wert 2 oder 3 Ausgabe: „Primzahl“</text:p>
      <text:p text:style-name="Standard">* Sonst Weise der Variablen teiler den Wert 3 zu. </text:p>
      <text:p text:style-name="Standard">* Wiederhole bis teiler kleiner der Testzahl n ist: </text:p>
      <text:p text:style-name="Standard">* Ist n durch teiler teilbar? Wenn ja,Ausgabe: "keine Primzahl". Programmende</text:p>
      <text:p text:style-name="Standard">* Erhöhe den Wert von teiler um 2. </text:p>
      <text:p text:style-name="Standard">* Ausgabe: n "ist eine Primzahl"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bold" style:text-underline-color="font-color" fo:font-weight="bold" fo:background-color="transparent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02-STRUKTO-PSEUDOCODE-weiteres.odt</text:file-name><text:tab/>Arbeitsunterlage</text:p>
      </style:header>
      <style:footer>
        <text:p text:style-name="Footer">Informatik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meta:initial-creator>Anton Hofmann</meta:initial-creator>
    <meta:creation-date>2008-05-08T20:18:41</meta:creation-date>
    <dc:date>2014-03-03T22:52:22.591030481</dc:date>
    <meta:printed-by>Anton Hofmann</meta:printed-by>
    <meta:print-date>2008-09-16T11:29:12</meta:print-date>
    <dc:language>de-DE</dc:language>
    <meta:editing-cycles>40</meta:editing-cycles>
    <meta:editing-duration>PT8H10M34S</meta:editing-duration>
    <meta:document-statistic meta:table-count="1" meta:image-count="0" meta:object-count="0" meta:page-count="5" meta:paragraph-count="175" meta:word-count="747" meta:character-count="4424" meta:non-whitespace-character-count="377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C:/Dokumente%20und%20Einstellungen/ahofmann/Anwendungsdaten/OpenOffice.org2/user/template/arbeitsunterlage.ott" meta:date="2008-05-08T20:18:39"/>
  </office:meta>
</office:document-meta>
</file>